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style:text-line-through-style="none" style:text-line-through-type="none" style:font-name="Arial1" fo:font-size="33.9000015258789pt" fo:letter-spacing="normal" fo:font-style="normal" style:text-underline-style="none" fo:font-weight="normal" style:font-size-asian="33.9000015258789pt" style:font-style-asian="normal" style:font-weight-asian="normal" style:font-size-complex="33.9000015258789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Java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12.178cm" svg:x="1.4cm" svg:y="5cm">
          <text:p text:style-name="P3"><text:span text:style-name="T2">Streams, Lambdas, and S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What Are Stream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4"><text:span text:style-name="T2">No true storage</text:span></text:p>
              <text:list>
                <text:list-item>
                  <text:list>
                    <text:list-item>
                      <text:p text:style-name="P4"><text:span text:style-name="T2">Provide pipeline of operation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Lazily loaded</text:span></text:p>
              <text:list>
                <text:list-item>
                  <text:list>
                    <text:list-item>
                      <text:p text:style-name="P4"><text:span text:style-name="T2">Values computed as needed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Support aggregate operations</text:span></text:p>
            </text:list-item>
            <text:list-item>
              <text:p text:style-name="P4"><text:span text:style-name="T2">Operations can be executed in parallel</text:span></text:p>
              <text:list>
                <text:list-item>
                  <text:list>
                    <text:list-item>
                      <text:p text:style-name="P4"><text:span text:style-name="T2">Just call “.parallelStream()”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Stream API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4"><text:span text:style-name="T2">Most common functions:</text:span></text:p>
              <text:list>
                <text:list-item>
                  <text:list>
                    <text:list-item>
                      <text:p text:style-name="P4"><text:span text:style-name="T2">Filter</text:span></text:p>
                    </text:list-item>
                    <text:list-item>
                      <text:p text:style-name="P4"><text:span text:style-name="T2">Reduce</text:span></text:p>
                    </text:list-item>
                    <text:list-item>
                      <text:p text:style-name="P4"><text:span text:style-name="T2">Map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4"><text:span text:style-name="T2">Stream&lt;T&gt; filter(Predicate&lt;? Super T&gt; </text:span><text:span text:style-name="T2"><text:tab/></text:span><text:span text:style-name="T2">predicate)</text:span></text:p>
            </text:list-item>
            <text:list-item>
              <text:p text:style-name="P4"><text:span text:style-name="T2">Returns a stream consisting of the elements of </text:span><text:span text:style-name="T2"><text:tab/></text:span><text:span text:style-name="T2">this stream that match the given predicate</text:span></text:p>
            </text:list-item>
            <text:list-item>
              <text:p text:style-name="P4"><text:span text:style-name="T2">Example 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Red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4"><text:span text:style-name="T2">T reduce(T identity, BinaryOperator&lt;T&gt; accumulator)</text:span></text:p>
            </text:list-item>
            <text:list-item>
              <text:p text:style-name="P4"><text:span text:style-name="T2">Performs a reduction (also called fold) on this stream starting out with the identity and then performing the accumulator to every other element</text:span></text:p>
            </text:list-item>
            <text:list-item>
              <text:p text:style-name="P4"><text:span text:style-name="T2">Example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4"><text:span text:style-name="T2">&lt;R&gt; Stream&lt;R&gt; map(Function&lt;? super T,? extends R&gt; mapper)</text:span></text:p>
            </text:list-item>
            <text:list-item>
              <text:p text:style-name="P4"><text:span text:style-name="T2">Returns a stream consisting of the results of applying the given function to the elements of this stream</text:span></text:p>
            </text:list-item>
            <text:list-item>
              <text:p text:style-name="P4"><text:span text:style-name="T2">Example 3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Lamb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3.926cm" svg:x="1.4cm" svg:y="5cm">
          <text:list text:style-name="L2">
            <text:list-item>
              <text:p text:style-name="P4"><text:span text:style-name="T2">Implementation of interface which has only 1 method</text:span></text:p>
            </text:list-item>
            <text:list-item>
              <text:p text:style-name="P4"><text:span text:style-name="T2">Help reduce clutter of anonymous inner classes</text:span></text:p>
            </text:list-item>
            <text:list-item>
              <text:p text:style-name="P4"><text:span text:style-name="T2">Can be single lined:</text:span></text:p>
              <text:list>
                <text:list-item>
                  <text:list>
                    <text:list-item>
                      <text:p text:style-name="P4"><text:span text:style-name="T2">Variable = (argument list) → body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Can be multi-lined:</text:span></text:p>
              <text:list>
                <text:list-item>
                  <text:list>
                    <text:list-item>
                      <text:p text:style-name="P4"><text:span text:style-name="T2">Variable = (argument list) → {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4"><text:span text:style-name="T2"><text:s text:c="35"/></text:span><text:span text:style-name="T2">body1</text:span></text:p>
                                                  <text:p text:style-name="P4"><text:span text:style-name="T2"><text:s text:c="35"/></text:span><text:span text:style-name="T2">body2</text:span></text:p>
                                                  <text:p text:style-name="P4"><text:span text:style-name="T2"><text:s text:c="32"/></text:span><text:span text:style-name="T2">}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<text:span text:style-name="T2">Example 4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S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4"><text:span text:style-name="T2">Comparator interface has some new methods:</text:span></text:p>
              <text:list>
                <text:list-item>
                  <text:p text:style-name="P4"><text:span text:style-name="T2">Comparing</text:span></text:p>
                </text:list-item>
                <text:list-item>
                  <text:p text:style-name="P4"><text:span text:style-name="T2">ThenComparing</text:span></text:p>
                </text:list-item>
              </text:list>
            </text:list-item>
            <text:list-item>
              <text:p text:style-name="P4"><text:span text:style-name="T2">Allows chaining of multiple comparators</text:span></text:p>
            </text:list-item>
            <text:list-item>
              <text:p text:style-name="P4"><text:span text:style-name="T2">Makes code more concise to understand logic</text:span></text:p>
            </text:list-item>
            <text:list-item>
              <text:p text:style-name="P4"><text:span text:style-name="T2">Example 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1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9.999cm" svg:height="2cm" svg:x="1.4cm" svg:y="1.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c__20_Content-title" draw:layer="backgroundobjects" svg:width="19.999cm" svg:height="2cm" svg:x="1.4cm" svg:y="1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8cm" svg:x="1.4cm" svg:y="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dc:date>2014-07-14T15:43:39.702328638</dc:date>
    <meta:editing-duration>PT2M15S</meta:editing-duration>
    <meta:editing-cycles>5</meta:editing-cycles>
    <meta:document-statistic meta:object-count="63"/>
  </office:meta>
</office:document-meta>
</file>